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7508in"/>
    </style:style>
    <style:style style:name="co4" style:family="table-column">
      <style:table-column-properties fo:break-before="auto" style:column-width="1.0571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84" number:language="en" number:country="JM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5" style:family="table-cell" style:parent-style-name="Default" style:data-style-name="N10084">
      <style:text-properties style:font-name="Droid Sans" fo:font-size="9pt" style:font-size-asian="9pt" style:font-size-complex="9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false"/>
    </style:style>
    <style:style style:name="ce9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true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racking Code</text:p>
          </table:table-cell>
          <table:table-cell table:style-name="ce1" office:value-type="string" calcext:value-type="string">
            <text:p>UPI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Street/Lot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District/ Community</text:p>
          </table:table-cell>
          <table:table-cell table:style-name="ce1" office:value-type="string" calcext:value-type="string">
            <text:p>Post Office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Occupational Group</text:p>
          </table:table-cell>
          <table:table-cell table:style-name="ce1" office:value-type="string" calcext:value-type="string">
            <text:p>Reporting Institution</text:p>
          </table:table-cell>
          <table:table-cell table:style-name="ce1" office:value-type="string" calcext:value-type="string">
            <text:p>Date Reported</text:p>
          </table:table-cell>
          <table:table-cell table:style-name="ce1" office:value-type="string" calcext:value-type="string">
            <text:p>Date of Onset</text:p>
          </table:table-cell>
          <table:table-cell table:style-name="ce1" office:value-type="string" calcext:value-type="string">
            <text:p>Epi Week Of Onset</text:p>
          </table:table-cell>
          <table:table-cell table:style-name="ce1" office:value-type="string" calcext:value-type="string">
            <text:p>Overseas Travel</text:p>
          </table:table-cell>
          <table:table-cell table:style-name="ce1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8" office:value-type="string" calcext:value-type="string">
            <text:p><text:a xlink:href="relatorio://sname" xlink:type="simple">sname</text:a> [<text:a xlink:href="relatorio://scode" xlink:type="simple">scode</text:a>]</text:p>
          </table:table-cell>
          <table:table-cell table:style-name="ce1" office:value-type="string" calcext:value-type="string">
            <text:p><text:a xlink:href="relatorio:///for" xlink:type="simple">/for</text:a></text:p>
          </table:table-cell>
          <table:table-cell table:style-name="ce1" office:value-type="string" calcext:value-type="string">
            <text:p>Other Symptoms</text:p>
          </table:table-cell>
          <table:table-cell table:style-name="ce1" office:value-type="string" calcext:value-type="string">
            <text:p>Risk Factors &amp; Other Illnesses</text:p>
          </table:table-cell>
          <table:table-cell table:style-name="ce1" office:value-type="string" calcext:value-type="string">
            <text:p>Date Sample Taken</text:p>
          </table:table-cell>
          <table:table-cell table:style-name="ce1" office:value-type="string" calcext:value-type="string">
            <text:p>Sample Type</text:p>
          </table:table-cell>
          <table:table-cell table:style-name="ce10" office:value-type="string" calcext:value-type="string">
            <text:p>Hospitalised</text:p>
          </table:table-cell>
          <table:table-cell table:style-name="ce1" office:value-type="string" calcext:value-type="string">
            <text:p>Suspected Diagnosi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ab Test Type</text:p>
          </table:table-cell>
          <table:table-cell table:style-name="ce1" office:value-type="string" calcext:value-type="string">
            <text:p>Lab Result</text:p>
          </table:table-cell>
          <table:table-cell table:style-name="ce1" office:value-type="string" calcext:value-type="string">
            <text:p>Deceas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 table:number-columns-spanned="40" table:number-rows-spanned="1">
            <text:p><text:a xlink:href="relatorio://for%20each=%22o%20in%20objects%22" xlink:type="simple">for each="o in objects"</text:a></text:p>
          </table:table-cell>
          <table:covered-table-cell table:number-columns-repeated="39"/>
          <table:table-cell table:number-columns-repeated="984"/>
        </table:table-row>
        <table:table-row table:style-name="ro2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3" office:value-type="string" calcext:value-type="string">
            <text:p><text:a xlink:href="relatorio://o.tracking_code" xlink:type="simple">o.tracking_code</text:a></text:p>
          </table:table-cell>
          <table:table-cell table:style-name="ce3" office:value-type="string" calcext:value-type="string">
            <text:p><text:a xlink:href="relatorio://o.patient.puid" xlink:type="simple">o.patient.puid</text:a></text:p>
          </table:table-cell>
          <table:table-cell table:style-name="ce3" office:value-type="string" calcext:value-type="string">
            <text:p><text:a xlink:href="relatorio://o.patient.lastname" xlink:type="simple">o.patient.lastname</text:a></text:p>
          </table:table-cell>
          <table:table-cell table:style-name="ce3" office:value-type="string" calcext:value-type="string">
            <text:p><text:a xlink:href="relatorio://o.patient.firstname" xlink:type="simple">o.patient.firstname</text:a></text:p>
          </table:table-cell>
          <table:table-cell table:style-name="ce4" office:value-type="string" calcext:value-type="string">
            <text:p><text:a xlink:href="relatorio://o.patient.sex_display" xlink:type="simple">o.patient.sex_display</text:a></text:p>
          </table:table-cell>
          <table:table-cell table:style-name="ce4" office:value-type="string" calcext:value-type="string">
            <text:p><text:a xlink:href="relatorio://o.age" xlink:type="simple">o.age</text:a></text:p>
          </table:table-cell>
          <table:table-cell table:style-name="ce3" office:value-type="string" calcext:value-type="string">
            <text:p><text:a xlink:href="relatorio://o.patient.dob" xlink:type="simple">o.patient.dob</text:a></text:p>
          </table:table-cell>
          <table:table-cell table:style-name="ce3" office:value-type="string" calcext:value-type="string">
            <text:p><text:a xlink:href="relatorio://(o.patient.du%20and%20o.patient.du.streetbis)%20and%20%22#%22+%20o.patient.du.streetbis%20+%22,%20%22%20or%20%22%22" xlink:type="simple">(o.patient.du and o.patient.du.streetbis) and "#"+ o.patient.du.streetbis +", " or ""</text:a><text:a xlink:href="relatorio://o.patient.du%20and%20o.patient.du.address_street_num%20or%20%22%22" xlink:type="simple">o.patient.du and o.patient.du.address_street_num or ""</text:a></text:p>
          </table:table-cell>
          <table:table-cell table:style-name="ce3" office:value-type="string" calcext:value-type="string">
            <text:p><text:a xlink:href="relatorio://o.patient.du%20and%20o.patient.du.street%20or%20%22%22" xlink:type="simple">o.patient.du and o.patient.du.street or ""</text:a></text:p>
          </table:table-cell>
          <table:table-cell table:style-name="ce3" office:value-type="string" calcext:value-type="string">
            <text:p><text:a xlink:href="relatorio://o.patient.du%20and%20o.patient.du.district_community%20or%20%22%22" xlink:type="simple">o.patient.du and o.patient.du.district_community or ""</text:a></text:p>
          </table:table-cell>
          <table:table-cell table:style-name="ce3" office:value-type="string" calcext:value-type="string">
            <text:p><text:a xlink:href="relatorio://o.patient.du%20and%20o.patient.du.post_office%20or%20%22%22" xlink:type="simple">o.patient.du and o.patient.du.post_office or ""</text:a></text:p>
          </table:table-cell>
          <table:table-cell table:style-name="ce3" office:value-type="string" calcext:value-type="string">
            <text:p><text:a xlink:href="relatorio://if%20test=%22o.patient.du%20and%20o.patient.du.subdivision%22" xlink:type="simple">if test="o.patient.du and o.patient.du.subdivision"</text:a><text:a xlink:href="relatorio://o.patient.du.subdivision.name" xlink:type="simple">o.patient.du.subdivision.name</text:a><text:a xlink:href="relatorio:///if" xlink:type="simple">/if</text:a></text:p>
          </table:table-cell>
          <table:table-cell table:style-name="ce3" office:value-type="string" calcext:value-type="string">
            <text:p><text:a xlink:href="relatorio://o.patient.name.occupation" xlink:type="simple">o.patient.name.occupation</text:a></text:p>
          </table:table-cell>
          <table:table-cell table:style-name="ce3" office:value-type="string" calcext:value-type="string">
            <text:p><text:a xlink:href="relatorio://o.reporting_facility%20and%20o.reporting_facility.name.name%20or%20o.reporting_facility_other" xlink:type="simple">o.reporting_facility and o.reporting_facility.name.name or o.reporting_facility_other</text:a></text:p>
          </table:table-cell>
          <table:table-cell table:style-name="ce5" office:value-type="string" calcext:value-type="string">
            <text:p><text:a xlink:href="relatorio://o.date_notified.date()" xlink:type="simple">o.date_notified.date()</text:a></text:p>
          </table:table-cell>
          <table:table-cell table:style-name="ce3" office:value-type="string" calcext:value-type="string">
            <text:p><text:a xlink:href="relatorio://o.date_onset" xlink:type="simple">o.date_onset</text:a></text:p>
          </table:table-cell>
          <table:table-cell table:style-name="ce4" office:value-type="string" calcext:value-type="string">
            <text:p><text:a xlink:href="relatorio://o.epi_week_onset" xlink:type="simple">o.epi_week_onset</text:a></text:p>
          </table:table-cell>
          <table:table-cell table:style-name="ce6" office:value-type="string" calcext:value-type="string">
            <text:p><text:a xlink:href="relatorio://o.hx_travel and &quot;Yes&quot; or &quot;No&quot;" xlink:type="simple">o.hx_travel and "Yes" or "No"</text:a></text:p>
          </table:table-cell>
          <table:table-cell table:style-name="ce7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9" office:value-type="string" calcext:value-type="string">
            <text:p><text:a xlink:href="relatorio://ordered_symptoms[o.id][scode]" xlink:type="simple">ordered_symptoms[o.id][scode]</text:a></text:p>
          </table:table-cell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3" office:value-type="string" calcext:value-type="string">
            <text:p><text:a xlink:href="relatorio://other_symptoms[o.id]" xlink:type="simple">other_symptoms[o.id]</text:a></text:p>
          </table:table-cell>
          <table:table-cell table:style-name="ce3" office:value-type="string" calcext:value-type="string">
            <text:p><text:a xlink:href="relatorio://%22,%20%22.join([x.pathology.code%20for%20x%20in%20o.risk_factors])" xlink:type="simple">", ".join([x.pathology.code for x in o.risk_factors])</text:a></text:p>
          </table:table-cell>
          <table:table-cell table:style-name="ce3" office:value-type="string" calcext:value-type="string">
            <text:p><text:a xlink:href="relatorio://o.specimens%20and%20o.specimens[0].date_taken" xlink:type="simple">o.specimens and o.specimens[0].date_taken</text:a></text:p>
          </table:table-cell>
          <table:table-cell table:style-name="ce3" office:value-type="string" calcext:value-type="string">
            <text:p><text:a xlink:href="relatorio://if%20test=%22o.specimens%22" xlink:type="simple">if test="o.specimens"</text:a><text:a xlink:href="relatorio://o.specimens[0].specimen_type_display" xlink:type="simple">o.specimens[0].specimen_type_display</text:a><text:a xlink:href="relatorio:///if" xlink:type="simple">/if</text:a></text:p>
          </table:table-cell>
          <table:table-cell table:style-name="ce3" office:value-type="string" calcext:value-type="string">
            <text:p><text:a xlink:href="relatorio://o.hospitalized%20and%20%22Yes%22%20or%20%22No%22" xlink:type="simple">o.hospitalized and "Yes" or "No"</text:a></text:p>
          </table:table-cell>
          <table:table-cell table:style-name="ce3" office:value-type="string" calcext:value-type="string">
            <text:p><text:a xlink:href="relatorio://o.diagnosis%20and%20o.diagnosis.rec_name%20or%20%22%22" xlink:type="simple">o.diagnosis and o.diagnosis.rec_name or ""</text:a></text:p>
          </table:table-cell>
          <table:table-cell table:style-name="ce3" office:value-type="string" calcext:value-type="string">
            <text:p><text:a xlink:href="relatorio://o.status_display" xlink:type="simple">o.status_display</text:a></text:p>
          </table:table-cell>
          <table:table-cell table:style-name="ce3" office:value-type="string" calcext:value-type="string">
            <text:p><text:a xlink:href="relatorio://o.specimens%20and%20o.specimens[0].lab_test_type_display%20or%20%22%22" xlink:type="simple">o.specimens and o.specimens[0].lab_test_type_display or ""</text:a></text:p>
          </table:table-cell>
          <table:table-cell table:style-name="ce3" office:value-type="string" calcext:value-type="string">
            <text:p><text:a xlink:href="relatorio://o.specimens%20and%20o.specimens[0].lab_result_state_display%20or%20%22%22" xlink:type="simple">o.specimens and o.specimens[0].lab_result_state_display or ""</text:a></text:p>
          </table:table-cell>
          <table:table-cell table:style-name="ce6" office:value-type="string" calcext:value-type="string">
            <text:p><text:a xlink:href="relatorio://o.deceased%20and%20%22Yes%22%20or%20%22No%22" xlink:type="simple">o.deceased and "Yes" or "No"</text:a></text:p>
          </table:table-cell>
          <table:table-cell table:style-name="ce3" office:value-type="string" calcext:value-type="string">
            <text:p><text:a xlink:href="relatorio://o.comments_short" xlink:type="simple">o.comments_short</text:a></text:p>
          </table:table-cell>
          <table:table-cell table:style-name="ce3" table:number-columns-repeated="991"/>
        </table:table-row>
        <table:table-row table:style-name="ro2">
          <table:table-cell office:value-type="string" calcext:value-type="string" table:number-columns-spanned="40" table:number-rows-spanned="1">
            <text:p><text:a xlink:href="relatorio:///for" xlink:type="simple">/for</text:a></text:p>
          </table:table-cell>
          <table:covered-table-cell table:number-columns-repeated="39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JM">J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JM">J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5P0" style:volatile="true">
      <number:text>no</number:text>
    </number:number-style>
    <number:number-style style:name="N125P1" style:volatile="true">
      <number:text>yes</number:text>
    </number:number-style>
    <number:number-style style:name="N125">
      <number:number number:min-integer-digits="1"/>
      <number:text/>
      <style:map style:condition="value()=0" style:apply-style-name="N125P0"/>
      <style:map style:condition="value()=1" style:apply-style-name="N125P1"/>
    </number:number-style>
    <number:number-style style:name="N128P0" style:volatile="true">
      <number:text>No</number:text>
    </number:number-style>
    <number:number-style style:name="N128P1" style:volatile="true">
      <number:text>Yes</number:text>
    </number:number-style>
    <number:number-style style:name="N128">
      <number:number number:decimal-places="0" number:min-integer-digits="0"/>
      <style:map style:condition="value()=0" style:apply-style-name="N128P0"/>
      <style:map style:condition="value()=1" style:apply-style-name="N128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6:13:35.628106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6:14:30.961161411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68" meta:object-count="0"/>
  </office:meta>
</office:document-meta>
</file>